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28pt" officeooo:rsid="001600df" officeooo:paragraph-rsid="001600df" style:font-size-asian="28pt" style:font-size-complex="28pt"/>
    </style:style>
    <style:style style:name="P2" style:family="paragraph" style:parent-style-name="Standard">
      <style:text-properties fo:color="#66ff99" style:font-name="Courier New" fo:font-size="28pt" fo:font-weight="bold" officeooo:rsid="00155164" officeooo:paragraph-rsid="001600df" style:font-size-asian="28pt" style:font-weight-asian="bold" style:font-size-complex="28pt" style:font-weight-complex="bold"/>
    </style:style>
    <style:style style:name="P3" style:family="paragraph" style:parent-style-name="Standard">
      <style:text-properties fo:color="#66ff99" fo:font-weight="bold" officeooo:rsid="00155164" officeooo:paragraph-rsid="001600df" style:font-weight-asian="bold" style:font-weight-complex="bold"/>
    </style:style>
    <style:style style:name="T1" style:family="text">
      <style:text-properties style:font-name="Courier New" fo:font-size="28pt" style:font-size-asian="28pt" style:font-size-complex="28pt"/>
    </style:style>
    <style:style style:name="T2" style:family="text">
      <style:text-properties style:font-name="Courier New" fo:font-size="28pt" officeooo:rsid="001600df" style:font-size-asian="28pt" style:font-size-complex="28pt"/>
    </style:style>
    <style:style style:name="T3" style:family="text">
      <style:text-properties officeooo:rsid="001600df"/>
    </style:style>
    <style:style style:name="T4" style:family="text">
      <style:text-properties fo:color="#ffd320" officeooo:rsid="001600df"/>
    </style:style>
    <style:style style:name="T5" style:family="text">
      <style:text-properties fo:color="#b5b5b5" officeooo:rsid="001600df"/>
    </style:style>
    <style:style style:name="T6" style:family="text">
      <style:text-properties fo:color="#b5b5b5" style:font-name="Courier New" fo:font-size="28pt" officeooo:rsid="001600df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2345678901234567890</text:p>
      <text:p text:style-name="P2">ES<text:span text:style-name="T5">L</text:span>IST<text:span text:style-name="T5">A</text:span>BALD<text:span text:style-name="T5">N</text:span>GLEICH<text:span text:style-name="T5">DE</text:span><text:tab/></text:p>
      <text:p text:style-name="P2">VIERTEL<text:span text:style-name="T5">S</text:span>ZWANZI<text:span text:style-name="T5">BERUFS</text:span></text:p>
      <text:p text:style-name="P2">ZEHN<text:span text:style-name="T5">S</text:span>FÜNF<text:span text:style-name="T5">C</text:span>VOR<text:span text:style-name="T5">H</text:span>NACH<text:span text:style-name="T5">UL</text:span></text:p>
      <text:p text:style-name="P2">HALB<text:span text:style-name="T5">E</text:span>ZWÖLF<text:span text:style-name="T5">F</text:span>ELF<text:span text:style-name="T5">E</text:span>ZEHN<text:span text:style-name="T5">L</text:span></text:p>
      <text:p text:style-name="P2">NEUN<text:span text:style-name="T5">D</text:span>ACHT<text:span text:style-name="T5">K</text:span>SIEBEN<text:span text:style-name="T5">IRCH</text:span></text:p>
      <text:p text:style-name="P3"><text:span text:style-name="T1">SECHS</text:span><text:span text:style-name="T6">E</text:span><text:span text:style-name="T1">FÜNF</text:span><text:span text:style-name="T6">L</text:span><text:span text:style-name="T1">VIER</text:span><text:span text:style-name="T6">E</text:span><text:span text:style-name="T1">DREI</text:span></text:p>
      <text:p text:style-name="P3"><text:span text:style-name="T1">ZWEI</text:span><text:span text:style-name="T6">K</text:span><text:span text:style-name="T1">EINS</text:span><text:span text:style-name="T6">T</text:span><text:span text:style-name="T1">UHR</text:span><text:span text:style-name="T6">ROTECHN</text:span><text:span text:style-name="T1"><text:tab/><text:tab/> <text:s/><text:tab/></text:span><text:tab/><text:tab/> <text:s/><text:tab/><text:tab/> <text:s/><text:tab/><text:tab/>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0:11:34.007000000</meta:creation-date>
    <dc:date>2017-04-04T10:23:39.495000000</dc:date>
    <meta:editing-duration>PT12M6S</meta:editing-duration>
    <meta:editing-cycles>2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8" meta:word-count="8" meta:character-count="181" meta:non-whitespace-character-count="160"/>
  </office:meta>
</office:document-meta>
</file>